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7">
      <text:list-level-style-number text:level="1" text:style-name="WW_CharLFO7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8LVL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8LVL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8LVL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8LVL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8LVL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8LVL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8LVL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9LVL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9LVL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9LVL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9LVL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9LVL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9LVL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9LVL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6" style:parent-style-name="Fuentedepárrafopredeter." style:family="text">
      <style:text-properties style:font-name="Calibri Light" style:font-name-asian="Comic Sans MS" style:font-name-complex="Calibri" style:font-weight-complex="bold" style:font-style-complex="italic" fo:color="#FF0000"/>
    </style:style>
    <style:style style:name="P7" style:parent-style-name="Standard" style:family="paragraph">
      <style:text-properties style:font-name="Calibri Light" style:font-name-asian="Comic Sans MS" style:font-name-complex="Calibri" style:font-weight-complex="bold" style:font-style-complex="italic" fo:font-size="12pt" style:font-size-asian="12pt" style:font-size-complex="12pt"/>
    </style:style>
    <style:style style:name="P8" style:parent-style-name="Standard" style:family="paragraph">
      <style:paragraph-properties fo:border="0.0069in solid #000000" fo:padding-top="0.0138in" fo:padding-left="0.0555in" fo:padding-bottom="0.0138in" fo:padding-right="0.0555in" style:shadow="none" fo:text-align="center"/>
    </style:style>
    <style:style style:name="T9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0" style:parent-style-name="Standard" style:family="paragraph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line-height="150%"/>
    </style:style>
    <style:style style:name="T12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P13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line-height="150%"/>
    </style:style>
    <style:style style:name="T14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P15" style:parent-style-name="Standard" style:family="paragraph">
      <style:paragraph-properties fo:border="0.0069in solid #000000" fo:padding-top="0.0138in" fo:padding-left="0.0555in" fo:padding-bottom="0.0138in" fo:padding-right="0.0555in" style:shadow="none" fo:line-height="150%"/>
    </style:style>
    <style:style style:name="T16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7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line-height="150%"/>
    </style:style>
    <style:style style:name="T18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P19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line-height="150%"/>
    </style:style>
    <style:style style:name="T20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P21" style:parent-style-name="Standard" style:family="paragraph">
      <style:paragraph-properties fo:border="0.0069in solid #000000" fo:padding-top="0.0138in" fo:padding-left="0.0555in" fo:padding-bottom="0.0138in" fo:padding-right="0.0555in" style:shadow="none" fo:text-align="justify" fo:line-height="150%"/>
    </style:style>
    <style:style style:name="T22" style:parent-style-name="Fuentedepárrafopredeter." style:family="text">
      <style:text-properties style:font-name="Calibri Light" style:font-name-asian="Verdana" style:font-name-complex="Calibri" fo:color="#000000" fo:font-size="12pt" style:font-size-asian="12pt" style:font-size-complex="12pt"/>
    </style:style>
    <style:style style:name="P23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olumn25" style:family="table-column">
      <style:table-column-properties style:column-width="1.302in" style:use-optimal-column-width="false"/>
    </style:style>
    <style:style style:name="TableColumn26" style:family="table-column">
      <style:table-column-properties style:column-width="1.8659in" style:use-optimal-column-width="false"/>
    </style:style>
    <style:style style:name="TableColumn27" style:family="table-column">
      <style:table-column-properties style:column-width="0.6111in" style:use-optimal-column-width="false"/>
    </style:style>
    <style:style style:name="TableColumn28" style:family="table-column">
      <style:table-column-properties style:column-width="1.3979in" style:use-optimal-column-width="false"/>
    </style:style>
    <style:style style:name="TableColumn29" style:family="table-column">
      <style:table-column-properties style:column-width="1.4048in" style:use-optimal-column-width="false"/>
    </style:style>
    <style:style style:name="Table24" style:family="table">
      <style:table-properties style:width="6.5819in" fo:margin-left="0in" table: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line-height="150%"/>
    </style:style>
    <style:style style:name="T33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 fo:line-height="150%"/>
    </style:style>
    <style:style style:name="T36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 fo:line-height="150%"/>
    </style:style>
    <style:style style:name="T39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line-height="150%"/>
    </style:style>
    <style:style style:name="T42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 fo:line-height="150%"/>
    </style:style>
    <style:style style:name="T45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line-height="150%"/>
    </style:style>
    <style:style style:name="T49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50" style:parent-style-name="Standard" style:family="paragraph">
      <style:paragraph-properties fo:text-align="center" fo:line-height="150%"/>
    </style:style>
    <style:style style:name="T51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52" style:parent-style-name="Standard" style:family="paragraph">
      <style:paragraph-properties fo:text-align="center" fo:line-height="150%"/>
    </style:style>
    <style:style style:name="T53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 fo:language="es" fo:country="ES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62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63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64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fo:color="#800080" fo:font-size="12pt" style:font-size-asian="12pt" style:font-size-complex="12pt"/>
    </style:style>
    <style:style style:name="P6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66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67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fo:font-size="12pt" style:font-size-asian="12pt" style:font-size-complex="12pt"/>
    </style:style>
    <style:style style:name="P68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69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fo:font-size="12pt" style:font-size-asian="12pt" style:font-size-complex="12pt"/>
    </style:style>
    <style:style style:name="T70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T71" style:parent-style-name="Fuentedepárrafopredeter." style:family="text">
      <style:text-properties style:font-name="Calibri Light"/>
    </style:style>
    <style:style style:name="TableColumn73" style:family="table-column">
      <style:table-column-properties style:column-width="2.5763in" style:use-optimal-column-width="false"/>
    </style:style>
    <style:style style:name="TableColumn74" style:family="table-column">
      <style:table-column-properties style:column-width="1.6576in" style:use-optimal-column-width="false"/>
    </style:style>
    <style:style style:name="TableColumn75" style:family="table-column">
      <style:table-column-properties style:column-width="2.3701in" style:use-optimal-column-width="false"/>
    </style:style>
    <style:style style:name="Table72" style:family="table">
      <style:table-properties style:width="6.6041in" fo:margin-left="0in" table:align="center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 fo:line-height="150%"/>
    </style:style>
    <style:style style:name="T79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 fo:line-height="150%"/>
    </style:style>
    <style:style style:name="T82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 fo:line-height="150%"/>
    </style:style>
    <style:style style:name="T85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justify"/>
    </style:style>
    <style:style style:name="T89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P90" style:parent-style-name="Standard" style:family="paragraph">
      <style:paragraph-properties fo:text-align="justify"/>
    </style:style>
    <style:style style:name="T91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92" style:parent-style-name="Standard" style:family="paragraph">
      <style:paragraph-properties fo:text-align="justify"/>
    </style:style>
    <style:style style:name="T93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justify"/>
    </style:style>
    <style:style style:name="T101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109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22" style:parent-style-name="Standard" style:family="paragraph">
      <style:paragraph-properties fo:text-align="justify" fo:line-height="150%"/>
    </style:style>
    <style:style style:name="P123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24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fo:font-size="12pt" style:font-size-asian="12pt" style:font-size-complex="12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27" style:parent-style-name="Standard" style:family="paragraph">
      <style:paragraph-properties fo:text-align="justify" fo:line-height="150%"/>
    </style:style>
    <style:style style:name="T128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29" style:parent-style-name="Standard" style:family="paragraph">
      <style:paragraph-properties fo:text-align="justify" fo:line-height="150%"/>
    </style:style>
    <style:style style:name="T130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31" style:parent-style-name="Standard" style:family="paragraph">
      <style:paragraph-properties fo:text-align="justify" fo:line-height="150%"/>
    </style:style>
    <style:style style:name="T132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fo:font-size="12pt" style:font-size-asian="12pt" style:font-size-complex="12pt"/>
    </style:style>
    <style:style style:name="P133" style:parent-style-name="Standard" style:family="paragraph">
      <style:paragraph-properties fo:text-align="justify" fo:line-height="150%"/>
    </style:style>
    <style:style style:name="T134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35" style:parent-style-name="Standard" style:family="paragraph">
      <style:paragraph-properties fo:line-height="150%"/>
    </style:style>
    <style:style style:name="T136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/>
    </style:style>
    <style:style style:name="P13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138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39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140" style:parent-style-name="Standard" style:family="paragraph">
      <style:paragraph-properties fo:text-align="justify" fo:line-height="150%"/>
    </style:style>
    <style:style style:name="T141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42" style:parent-style-name="Standard" style:family="paragraph">
      <style:paragraph-properties fo:line-height="150%"/>
    </style:style>
    <style:style style:name="T143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44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14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46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147" style:parent-style-name="Standard" style:family="paragraph">
      <style:paragraph-properties fo:line-height="150%"/>
    </style:style>
    <style:style style:name="T148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49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150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51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153" style:family="table-column">
      <style:table-column-properties style:column-width="6.693in" style:use-optimal-column-width="false"/>
    </style:style>
    <style:style style:name="Table152" style:family="table">
      <style:table-properties style:width="6.693in" fo:margin-left="-0.002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P15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158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59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161" style:family="table-column">
      <style:table-column-properties style:column-width="6.693in" style:use-optimal-column-width="false"/>
    </style:style>
    <style:style style:name="Table160" style:family="table">
      <style:table-properties style:width="6.693in" fo:margin-left="-0.002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</style:style>
    <style:style style:name="P16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166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67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fo:font-size="12pt" style:font-size-asian="12pt" style:font-size-complex="12pt" fo:language="es" fo:country="ES"/>
    </style:style>
    <style:style style:name="P168" style:parent-style-name="Standard" style:family="paragraph">
      <style:paragraph-properties fo:text-align="justify" fo:line-height="150%"/>
    </style:style>
    <style:style style:name="T169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 fo:language="es" fo:country="ES"/>
    </style:style>
    <style:style style:name="P170" style:parent-style-name="Standard" style:family="paragraph">
      <style:paragraph-properties fo:text-align="justify" fo:line-height="150%"/>
    </style:style>
    <style:style style:name="T171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 fo:language="es" fo:country="ES"/>
    </style:style>
    <style:style style:name="P172" style:parent-style-name="Standard" style:family="paragraph">
      <style:paragraph-properties fo:text-align="justify" fo:line-height="150%"/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73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74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17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76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 fo:language="es" fo:country="ES"/>
    </style:style>
    <style:style style:name="T177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178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179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 fo:language="es" fo:country="ES"/>
    </style:style>
    <style:style style:name="P180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81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182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183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84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85" style:parent-style-name="Fuentedepárrafopredeter." style:family="text">
      <style:text-properties style:font-name="Calibri Light" style:font-name-asian="Verdana" style:font-name-complex="Calibri" fo:font-size="12pt" style:font-size-asian="12pt" style:font-size-complex="12pt" fo:language="es" fo:country="ES"/>
    </style:style>
    <style:style style:name="P186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8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88" style:parent-style-name="Fuentedepárrafopredeter." style:family="text">
      <style:text-properties fo:font-weight="bold" style:font-weight-asian="bold" fo:color="#800080"/>
    </style:style>
    <style:style style:name="P189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90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91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192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93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94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9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96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9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198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199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200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01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202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03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04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05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06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07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08" style:parent-style-name="Párrafodelista" style:family="paragraph">
      <style:paragraph-properties fo:text-align="justify" fo:line-height="150%" fo:margin-left="0.3166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09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10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211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212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13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14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21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16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21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218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19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T220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221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22" style:parent-style-name="Párrafodelista" style:family="paragraph">
      <style:paragraph-properties fo:text-align="justify" fo:line-height="150%" fo:margin-left="0.3166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23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24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22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26" style:parent-style-name="Fuentedepárrafopredeter." style:family="text"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27" style:parent-style-name="Párrafodelista" style:family="paragraph">
      <style:paragraph-properties fo:text-align="justify" fo:line-height="150%" fo:margin-left="0.3166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28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29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230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ableColumn232" style:family="table-column">
      <style:table-column-properties style:column-width="3.3465in" style:use-optimal-column-width="false"/>
    </style:style>
    <style:style style:name="TableColumn233" style:family="table-column">
      <style:table-column-properties style:column-width="3.3465in" style:use-optimal-column-width="false"/>
    </style:style>
    <style:style style:name="Table231" style:family="table">
      <style:table-properties style:width="6.693in" fo:margin-left="-0.002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Párrafodelista" style:family="paragraph">
      <style:paragraph-properties fo:text-align="justify" fo:line-height="150%" fo:margin-left="0.3166in">
        <style:tab-stops/>
      </style:paragraph-properties>
    </style:style>
    <style:style style:name="T237" style:parent-style-name="Fuentedepárrafopredeter." style:family="text">
      <style:text-properties style:font-weight-complex="bold" style:font-style-complex="italic"/>
    </style:style>
    <style:style style:name="TableCell2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9" style:parent-style-name="Párrafodelista" style:family="paragraph">
      <style:paragraph-properties fo:text-align="justify" fo:line-height="150%" fo:margin-left="0.3166in">
        <style:tab-stops/>
      </style:paragraph-properties>
    </style:style>
    <style:style style:name="T240" style:parent-style-name="Fuentedepárrafopredeter." style:family="text">
      <style:text-properties style:font-weight-complex="bold" style:font-style-complex="italic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3" style:parent-style-name="Párrafodelista" style:family="paragraph">
      <style:paragraph-properties fo:text-align="justify" fo:line-height="150%" fo:margin-left="0.3166in">
        <style:tab-stops/>
      </style:paragraph-properties>
    </style:style>
    <style:style style:name="T244" style:parent-style-name="Fuentedepárrafopredeter." style:family="text">
      <style:text-properties style:font-weight-complex="bold" style:font-style-complex="italic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Párrafodelista" style:family="paragraph">
      <style:paragraph-properties fo:text-align="justify" fo:line-height="150%" fo:margin-left="0.3166in">
        <style:tab-stops/>
      </style:paragraph-properties>
    </style:style>
    <style:style style:name="T247" style:parent-style-name="Fuentedepárrafopredeter." style:family="text">
      <style:text-properties style:font-weight-complex="bold" style:font-style-complex="italic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Párrafodelista" style:family="paragraph">
      <style:paragraph-properties fo:text-align="justify" fo:line-height="150%" fo:margin-left="0.3166in">
        <style:tab-stops/>
      </style:paragraph-properties>
    </style:style>
    <style:style style:name="T251" style:parent-style-name="Fuentedepárrafopredeter." style:family="text">
      <style:text-properties style:font-weight-complex="bold" style:font-style-complex="italic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Párrafodelista" style:family="paragraph">
      <style:paragraph-properties fo:text-align="justify" fo:line-height="150%" fo:margin-left="0.3166in">
        <style:tab-stops/>
      </style:paragraph-properties>
    </style:style>
    <style:style style:name="T254" style:parent-style-name="Fuentedepárrafopredeter." style:family="text">
      <style:text-properties style:font-weight-complex="bold" style:font-style-complex="italic"/>
    </style:style>
    <style:style style:name="P255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56" style:parent-style-name="Párrafodelista" style:family="paragraph">
      <style:paragraph-properties fo:text-align="justify" fo:line-height="150%" fo:margin-left="0.3166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25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58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260" style:family="table-column">
      <style:table-column-properties style:column-width="3.3465in" style:use-optimal-column-width="false"/>
    </style:style>
    <style:style style:name="TableColumn261" style:family="table-column">
      <style:table-column-properties style:column-width="3.3465in" style:use-optimal-column-width="false"/>
    </style:style>
    <style:style style:name="Table259" style:family="table">
      <style:table-properties style:width="6.693in" fo:margin-left="-0.002in" table:align="lef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Fuentedepárrafopredeter." style:family="text">
      <style:text-properties style:font-name="Calibri Light" style:font-name-asian="Verdana" style:font-name-complex="Calibri" style:font-style-complex="italic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</style:style>
    <style:style style:name="T268" style:parent-style-name="Fuentedepárrafopredeter." style:family="text">
      <style:text-properties style:font-name="Calibri Light" style:font-name-asian="Verdana" style:font-name-complex="Calibri" style:font-style-complex="italic" fo:font-size="12pt" style:font-size-asian="12pt" style:font-size-complex="12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</style:style>
    <style:style style:name="TableCell2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</style:style>
    <style:style style:name="P284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28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86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288" style:family="table-column">
      <style:table-column-properties style:column-width="6.693in" style:use-optimal-column-width="false"/>
    </style:style>
    <style:style style:name="Table287" style:family="table">
      <style:table-properties style:width="6.693in" fo:margin-left="-0.002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justify"/>
      <style:text-properties style:font-name="Calibri Light" style:font-name-asian="Verdana" style:font-name-complex="Calibri" fo:font-size="12pt" style:font-size-asian="12pt" style:font-size-complex="12pt"/>
    </style:style>
    <style:style style:name="P292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293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294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296" style:family="table-column">
      <style:table-column-properties style:column-width="6.693in" style:use-optimal-column-width="false"/>
    </style:style>
    <style:style style:name="Table295" style:family="table">
      <style:table-properties style:width="6.693in" fo:margin-left="-0.002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Calibri Light" style:font-name-asian="Verdana" style:font-name-complex="Calibri" fo:font-size="12pt" style:font-size-asian="12pt" style:font-size-complex="12pt"/>
    </style:style>
    <style:style style:name="P300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Calibri Light" style:font-name-asian="Verdana" style:font-name-complex="Calibri" style:font-weight-complex="bold" style:font-style-complex="italic" fo:font-size="12pt" style:font-size-asian="12pt" style:font-size-complex="12pt"/>
    </style:style>
    <style:style style:name="P301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302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304" style:family="table-column">
      <style:table-column-properties style:column-width="6.693in" style:use-optimal-column-width="false"/>
    </style:style>
    <style:style style:name="Table303" style:family="table">
      <style:table-properties style:width="6.693in" fo:margin-left="-0.002in" table:align="lef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</style:style>
    <style:style style:name="P308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309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310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312" style:family="table-column">
      <style:table-column-properties style:column-width="6.693in" style:use-optimal-column-width="false"/>
    </style:style>
    <style:style style:name="Table311" style:family="table">
      <style:table-properties style:width="6.693in" fo:margin-left="-0.002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</style:style>
    <style:style style:name="P316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317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318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320" style:family="table-column">
      <style:table-column-properties style:column-width="6.693in" style:use-optimal-column-width="false"/>
    </style:style>
    <style:style style:name="Table319" style:family="table">
      <style:table-properties style:width="6.693in" fo:margin-left="-0.002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Calibri Light" style:font-name-asian="Verdana" style:font-name-complex="Calibri" fo:font-size="12pt" style:font-size-asian="12pt" style:font-size-complex="12pt"/>
    </style:style>
    <style:style style:name="P324" style:parent-style-name="Párrafodelista" style:family="paragraph">
      <style:paragraph-properties fo:text-align="justify" fo:line-height="150%" fo:margin-left="0in">
        <style:tab-stops/>
      </style:paragraph-properties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32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326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TableColumn328" style:family="table-column">
      <style:table-column-properties style:column-width="6.693in" style:use-optimal-column-width="false"/>
    </style:style>
    <style:style style:name="Table327" style:family="table">
      <style:table-properties style:width="6.693in" fo:margin-left="-0.002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</style:style>
    <style:style style:name="P332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P333" style:parent-style-name="Párrafodelista" style:family="paragraph">
      <style:paragraph-properties fo:break-before="page" fo:text-align="justify" fo:line-height="150%" fo:margin-left="0in">
        <style:tab-stops/>
      </style:paragraph-properties>
    </style:style>
    <style:style style:name="T334" style:parent-style-name="Fuentedepárrafopredeter." style:family="text">
      <style:text-properties style:font-name="Calibri Light" style:font-name-asian="Verdana" style:font-name-complex="Calibri" fo:font-weight="bold" style:font-weight-asian="bold" style:font-weight-complex="bold" style:font-style-complex="italic" fo:font-size="12pt" style:font-size-asian="12pt" style:font-size-complex="12pt"/>
    </style:style>
    <style:style style:name="P335" style:parent-style-name="Párrafodelista" style:family="paragraph">
      <style:paragraph-properties fo:text-align="justify" fo:line-height="150%" fo:margin-left="0in">
        <style:tab-stops/>
      </style:paragraph-properties>
    </style:style>
    <style:style style:name="T336" style:parent-style-name="Fuentedepárrafopredeter." style:family="text">
      <style:text-properties style:font-name="Calibri Light" style:font-name-asian="Verdana" style:font-name-complex="Calibri" style:font-style-complex="italic" fo:font-size="12pt" style:font-size-asian="12pt" style:font-size-complex="12pt"/>
    </style:style>
    <style:style style:name="T337" style:parent-style-name="Fuentedepárrafopredeter." style:family="text">
      <style:text-properties style:font-name="Calibri Light" style:font-name-asian="Verdana" style:font-name-complex="Calibri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T338" style:parent-style-name="Fuentedepárrafopredeter." style:family="text">
      <style:text-properties style:font-name="Calibri Light" style:font-name-asian="Verdana" style:font-name-complex="Calibri" style:font-style-complex="italic" fo:font-size="12pt" style:font-size-asian="12pt" style:font-size-complex="12pt"/>
    </style:style>
    <style:style style:name="T339" style:parent-style-name="StrongEmphasis" style:family="text">
      <style:text-properties style:font-name="Calibri Light"/>
    </style:style>
    <style:style style:name="P340" style:parent-style-name="Textbody" style:family="paragraph"/>
    <style:style style:name="T341" style:parent-style-name="StrongEmphasis" style:family="text">
      <style:text-properties style:font-name="Calibri Light" fo:language="es" fo:country="ES"/>
    </style:style>
    <style:style style:name="P342" style:parent-style-name="Textbody" style:family="paragraph">
      <style:text-properties style:font-name="Calibri Light"/>
    </style:style>
    <style:style style:name="P343" style:parent-style-name="Textbody" style:family="paragraph">
      <style:text-properties style:font-name="Calibri Light"/>
    </style:style>
    <style:style style:name="P344" style:parent-style-name="Textbody" style:family="paragraph">
      <style:text-properties style:font-name="Calibri Light"/>
    </style:style>
    <style:style style:name="P345" style:parent-style-name="Textbody" style:family="paragraph">
      <style:text-properties style:font-name="Calibri Light"/>
    </style:style>
    <style:style style:name="P346" style:parent-style-name="Textbody" style:family="paragraph"/>
    <style:style style:name="T347" style:parent-style-name="StrongEmphasis" style:family="text">
      <style:text-properties style:font-name="Calibri Light" fo:language="es" fo:country="ES"/>
    </style:style>
    <style:style style:name="P348" style:parent-style-name="Textbody" style:family="paragraph">
      <style:text-properties style:font-name="Calibri Light"/>
    </style:style>
    <style:style style:name="P349" style:parent-style-name="Textbody" style:family="paragraph">
      <style:text-properties style:font-name="Calibri Light"/>
    </style:style>
    <style:style style:name="P350" style:parent-style-name="Textbody" style:family="paragraph">
      <style:text-properties style:font-name="Calibri Light"/>
    </style:style>
    <style:style style:name="P351" style:parent-style-name="Textbody" style:family="paragraph">
      <style:text-properties style:font-name="Calibri Light"/>
    </style:style>
    <style:style style:name="TableColumn353" style:family="table-column">
      <style:table-column-properties style:column-width="6.693in" style:use-optimal-column-width="false"/>
    </style:style>
    <style:style style:name="Table352" style:family="table">
      <style:table-properties style:width="6.693in" fo:margin-left="-0.002in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text-properties style:font-name="Calibri Light" fo:language="es" fo:country="ES"/>
    </style:style>
    <style:style style:name="P357" style:parent-style-name="Textbody" style:family="paragraph">
      <style:text-properties style:font-name="Calibri Light"/>
    </style:style>
    <style:style style:name="P358" style:parent-style-name="Textbody" style:family="paragraph"/>
    <style:style style:name="T359" style:parent-style-name="StrongEmphasis" style:family="text">
      <style:text-properties style:font-name="Calibri Light"/>
    </style:style>
    <style:style style:name="P360" style:parent-style-name="Textbody" style:family="paragraph">
      <style:text-properties style:font-name="Calibri Light"/>
    </style:style>
    <style:style style:name="P361" style:parent-style-name="Textbody" style:family="paragraph">
      <style:text-properties style:font-name="Calibri Light"/>
    </style:style>
    <style:style style:name="P362" style:parent-style-name="Textbody" style:family="paragraph">
      <style:text-properties style:font-name="Calibri Light"/>
    </style:style>
    <style:style style:name="P363" style:parent-style-name="Textbody" style:family="paragraph">
      <style:text-properties style:font-name="Calibri Light"/>
    </style:style>
    <style:style style:name="P364" style:parent-style-name="Textbody" style:family="paragraph"/>
    <style:style style:name="T365" style:parent-style-name="StrongEmphasis" style:family="text">
      <style:text-properties style:font-name="Calibri Light"/>
    </style:style>
    <style:style style:name="P366" style:parent-style-name="Textbody" style:family="paragraph">
      <style:text-properties style:font-name="Calibri Light"/>
    </style:style>
    <style:style style:name="P367" style:parent-style-name="Textbody" style:family="paragraph">
      <style:text-properties style:font-name="Calibri Light"/>
    </style:style>
    <style:style style:name="P368" style:parent-style-name="Textbody" style:family="paragraph">
      <style:text-properties style:font-name="Calibri Light"/>
    </style:style>
    <style:style style:name="P369" style:parent-style-name="Textbody" style:family="paragraph">
      <style:text-properties style:font-name="Calibri Light"/>
    </style:style>
    <style:style style:name="P370" style:parent-style-name="Textbody" style:family="paragraph"/>
    <style:style style:name="T371" style:parent-style-name="StrongEmphasis" style:family="text">
      <style:text-properties style:font-name="Calibri Light"/>
    </style:style>
    <style:style style:name="P372" style:parent-style-name="Textbody" style:family="paragraph">
      <style:text-properties style:font-name="Calibri Light"/>
    </style:style>
    <style:style style:name="P373" style:parent-style-name="Textbody" style:family="paragraph">
      <style:text-properties style:font-name="Calibri Light"/>
    </style:style>
    <style:style style:name="P374" style:parent-style-name="Textbody" style:family="paragraph">
      <style:text-properties style:font-name="Calibri Light"/>
    </style:style>
    <style:style style:name="P375" style:parent-style-name="Textbody" style:family="paragraph">
      <style:text-properties style:font-name="Calibri Light"/>
    </style:style>
    <style:style style:name="P376" style:parent-style-name="Textbody" style:family="paragraph"/>
    <style:style style:name="T377" style:parent-style-name="StrongEmphasis" style:family="text">
      <style:text-properties style:font-name="Calibri Light"/>
    </style:style>
    <style:style style:name="P378" style:parent-style-name="Textbody" style:family="paragraph">
      <style:text-properties style:font-name="Calibri Light"/>
    </style:style>
    <style:style style:name="P379" style:parent-style-name="Textbody" style:family="paragraph">
      <style:text-properties style:font-name="Calibri Light"/>
    </style:style>
    <style:style style:name="P380" style:parent-style-name="Textbody" style:family="paragraph">
      <style:text-properties style:font-name="Calibri Light"/>
    </style:style>
    <style:style style:name="P381" style:parent-style-name="Textbody" style:family="paragraph">
      <style:text-properties style:font-name="Calibri Light"/>
    </style:style>
    <style:style style:name="P382" style:parent-style-name="Textbody" style:family="paragraph"/>
    <style:style style:name="T383" style:parent-style-name="StrongEmphasis" style:family="text">
      <style:text-properties style:font-name="Calibri Light"/>
    </style:style>
    <style:style style:name="P384" style:parent-style-name="Textbody" style:family="paragraph">
      <style:text-properties style:font-name="Calibri Light"/>
    </style:style>
    <style:style style:name="P385" style:parent-style-name="Textbody" style:family="paragraph">
      <style:text-properties style:font-name="Calibri Light"/>
    </style:style>
    <style:style style:name="P386" style:parent-style-name="Textbody" style:family="paragraph">
      <style:text-properties style:font-name="Calibri Light"/>
    </style:style>
    <style:style style:name="P387" style:parent-style-name="Textbody" style:family="paragraph">
      <style:text-properties style:font-name="Calibri Light"/>
    </style:style>
    <style:style style:name="P388" style:parent-style-name="Textbody" style:family="paragraph"/>
    <style:style style:name="T389" style:parent-style-name="StrongEmphasis" style:family="text">
      <style:text-properties style:font-name="Calibri Light"/>
    </style:style>
    <style:style style:name="P390" style:parent-style-name="Textbody" style:family="paragraph">
      <style:text-properties style:font-name="Calibri Light"/>
    </style:style>
    <style:style style:name="P391" style:parent-style-name="Textbody" style:family="paragraph">
      <style:text-properties style:font-name="Calibri Light"/>
    </style:style>
    <style:style style:name="P392" style:parent-style-name="Textbody" style:family="paragraph">
      <style:text-properties style:font-name="Calibri Light"/>
    </style:style>
    <style:style style:name="P393" style:parent-style-name="Textbody" style:family="paragraph">
      <style:text-properties style:font-name="Calibri Light"/>
    </style:style>
    <style:style style:name="P394" style:parent-style-name="Textbody" style:family="paragraph"/>
    <style:style style:name="T395" style:parent-style-name="StrongEmphasis" style:family="text">
      <style:text-properties style:font-name="Calibri Light" fo:language="es" fo:country="ES"/>
    </style:style>
    <style:style style:name="P396" style:parent-style-name="Textbody" style:family="paragraph">
      <style:text-properties style:font-name="Calibri Light"/>
    </style:style>
    <style:style style:name="P397" style:parent-style-name="Textbody" style:family="paragraph">
      <style:text-properties style:font-name="Calibri Light"/>
    </style:style>
    <style:style style:name="P398" style:parent-style-name="Textbody" style:family="paragraph">
      <style:text-properties style:font-name="Calibri Light"/>
    </style:style>
    <style:style style:name="P399" style:parent-style-name="Textbody" style:family="paragraph">
      <style:text-properties style:font-name="Calibri Light"/>
    </style:style>
    <style:style style:name="P400" style:parent-style-name="Textbody" style:family="paragraph"/>
    <style:style style:name="T401" style:parent-style-name="StrongEmphasis" style:family="text">
      <style:text-properties style:font-name="Calibri Light"/>
    </style:style>
    <style:style style:name="P402" style:parent-style-name="Textbody" style:family="paragraph">
      <style:text-properties style:font-name="Calibri Light"/>
    </style:style>
    <style:style style:name="P403" style:parent-style-name="Textbody" style:family="paragraph">
      <style:text-properties style:font-name="Calibri Light"/>
    </style:style>
    <style:style style:name="P404" style:parent-style-name="Textbody" style:family="paragraph">
      <style:text-properties style:font-name="Calibri Light"/>
    </style:style>
    <style:style style:name="P405" style:parent-style-name="Textbody" style:family="paragraph">
      <style:text-properties style:font-name="Calibri Light"/>
    </style:style>
    <style:style style:name="P406" style:parent-style-name="HorizontalLine" style:family="paragraph">
      <style:text-properties style:font-name="Calibri Light"/>
    </style:style>
    <style:style style:name="T407" style:parent-style-name="StrongEmphasis" style:family="text">
      <style:text-properties style:font-name="Calibri Light"/>
    </style:style>
    <style:style style:name="P408" style:parent-style-name="Textbody" style:family="paragraph"/>
    <style:style style:name="T409" style:parent-style-name="StrongEmphasis" style:family="text">
      <style:text-properties style:font-name="Calibri Light" fo:font-weight="normal" style:font-weight-asian="normal" style:font-weight-complex="normal"/>
    </style:style>
    <style:style style:name="P410" style:parent-style-name="Textbody" style:family="paragraph"/>
    <style:style style:name="T411" style:parent-style-name="StrongEmphasis" style:family="text">
      <style:text-properties style:font-name="Calibri Light" fo:font-weight="normal" style:font-weight-asian="normal" style:font-weight-complex="normal" fo:language="es" fo:country="ES"/>
    </style:style>
    <style:style style:name="P412" style:parent-style-name="HorizontalLine" style:family="paragraph">
      <style:text-properties style:font-name="Calibri Light"/>
    </style:style>
    <style:style style:name="T413" style:parent-style-name="StrongEmphasis" style:family="text">
      <style:text-properties style:font-name="Calibri Light"/>
    </style:style>
    <style:style style:name="P414" style:parent-style-name="Textbody" style:family="paragraph"/>
    <style:style style:name="T415" style:parent-style-name="StrongEmphasis" style:family="text">
      <style:text-properties style:font-name="Calibri Light"/>
    </style:style>
    <style:style style:name="P416" style:parent-style-name="Textbody" style:family="paragraph">
      <style:text-properties style:font-name="Calibri Light"/>
    </style:style>
    <style:style style:name="P417" style:parent-style-name="Textbody" style:family="paragraph">
      <style:paragraph-properties fo:margin-bottom="0in"/>
      <style:text-properties style:font-name="Calibri Light" fo:language="es" fo:country="ES"/>
    </style:style>
    <style:style style:name="P418" style:parent-style-name="Textbody" style:family="paragraph">
      <style:paragraph-properties fo:margin-bottom="0in"/>
      <style:text-properties style:font-name="Calibri Light"/>
    </style:style>
    <style:style style:name="P419" style:parent-style-name="Textbody" style:family="paragraph"/>
    <style:style style:name="T420" style:parent-style-name="StrongEmphasis" style:family="text">
      <style:text-properties style:font-name="Calibri Light"/>
    </style:style>
    <style:style style:name="P421" style:parent-style-name="Textbody" style:family="paragraph">
      <style:text-properties style:font-name="Calibri Light"/>
    </style:style>
    <style:style style:name="P422" style:parent-style-name="HorizontalLine" style:family="paragraph">
      <style:text-properties style:font-name="Calibri Light"/>
    </style:style>
    <style:style style:name="T423" style:parent-style-name="StrongEmphasis" style:family="text">
      <style:text-properties style:font-name="Calibri Light"/>
    </style:style>
    <style:style style:name="P424" style:parent-style-name="Textbody" style:family="paragraph"/>
    <style:style style:name="T425" style:parent-style-name="StrongEmphasis" style:family="text">
      <style:text-properties style:font-name="Calibri Light"/>
    </style:style>
    <style:style style:name="P426" style:parent-style-name="Textbody" style:family="paragraph">
      <style:text-properties style:font-name="Calibri Light"/>
    </style:style>
    <style:style style:name="P427" style:parent-style-name="Textbody" style:family="paragraph">
      <style:text-properties style:font-name="Calibri Light"/>
    </style:style>
    <style:style style:name="P428" style:parent-style-name="Textbody" style:family="paragraph"/>
    <style:style style:name="T429" style:parent-style-name="StrongEmphasis" style:family="text">
      <style:text-properties style:font-name="Calibri Light"/>
    </style:style>
    <style:style style:name="P430" style:parent-style-name="Textbody" style:family="paragraph">
      <style:text-properties style:font-name="Calibri Light"/>
    </style:style>
    <style:style style:name="P431" style:parent-style-name="Textbody" style:family="paragraph">
      <style:text-properties style:font-name="Calibri Light"/>
    </style:style>
    <style:style style:name="P432" style:parent-style-name="Textbody" style:family="paragraph"/>
    <style:style style:name="T433" style:parent-style-name="StrongEmphasis" style:family="text">
      <style:text-properties style:font-name="Calibri Light"/>
    </style:style>
    <style:style style:name="P434" style:parent-style-name="Textbody" style:family="paragraph">
      <style:text-properties style:font-name="Calibri Light"/>
    </style:style>
    <style:style style:name="P435" style:parent-style-name="Textbody" style:family="paragraph">
      <style:text-properties style:font-name="Calibri Light"/>
    </style:style>
    <style:style style:name="P436" style:parent-style-name="Textbody" style:family="paragraph"/>
    <style:style style:name="T437" style:parent-style-name="StrongEmphasis" style:family="text">
      <style:text-properties style:font-name="Calibri Light"/>
    </style:style>
    <style:style style:name="P438" style:parent-style-name="Textbody" style:family="paragraph">
      <style:text-properties style:font-name="Calibri Light"/>
    </style:style>
    <style:style style:name="P439" style:parent-style-name="Textbody" style:family="paragraph">
      <style:text-properties style:font-name="Calibri Light"/>
    </style:style>
    <style:style style:name="P440" style:parent-style-name="Textbody" style:family="paragraph"/>
    <style:style style:name="T441" style:parent-style-name="StrongEmphasis" style:family="text">
      <style:text-properties style:font-name="Calibri Light"/>
    </style:style>
    <style:style style:name="P442" style:parent-style-name="Textbody" style:family="paragraph">
      <style:text-properties style:font-name="Calibri Light"/>
    </style:style>
    <style:style style:name="P443" style:parent-style-name="Textbody" style:family="paragraph"/>
    <style:style style:name="T444" style:parent-style-name="Fuentedepárrafopredeter." style:family="text">
      <style:text-properties style:font-name="Calibri Light"/>
    </style:style>
  </office:automatic-styles>
  <office:body>
    <office:text text:use-soft-page-breaks="true">
      <text:p text:style-name="P1"/>
      <text:p text:style-name="Standard"><text:span text:style-name="T6">El siguiente cuestionario está pensando para conoceros mejor y entender la realidad de cada uno de vosotros. No obstante, no estáis obligados a contestar aquello que no queráis.</text:span></text:p>
      <text:p text:style-name="P7"/>
      <text:p text:style-name="P8"><text:span text:style-name="T9">CUESTIONARIO PERSONAL</text:span></text:p>
      <text:p text:style-name="P10"/>
      <text:p text:style-name="P11"><text:span text:style-name="T12">Nombre:</text:span></text:p>
      <text:p text:style-name="P13"><text:span text:style-name="T14">¿Cómo quieres que te llamemos?:</text:span></text:p>
      <text:p text:style-name="P15"><text:span text:style-name="T16">Fecha y lugar de nacimiento:</text:span></text:p>
      <text:p text:style-name="P17"><text:span text:style-name="T18">Años de residencia en España:</text:span></text:p>
      <text:p text:style-name="P19"><text:span text:style-name="T20">Email:</text:span></text:p>
      <text:p text:style-name="P21"><text:span text:style-name="T22">Población:</text:span></text:p>
      <text:p text:style-name="P23"/>
      <table:table table:style-name="Table24">
        <table:table-columns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Datos familiares</text:span></text:p>
          </table:table-cell>
          <table:table-cell table:style-name="TableCell34">
            <text:p text:style-name="P35"><text:span text:style-name="T36">Nombre</text:span></text:p>
          </table:table-cell>
          <table:table-cell table:style-name="TableCell37">
            <text:p text:style-name="P38"><text:span text:style-name="T39">Edad</text:span></text:p>
          </table:table-cell>
          <table:table-cell table:style-name="TableCell40">
            <text:p text:style-name="P41"><text:span text:style-name="T42">Estudios</text:span></text:p>
          </table:table-cell>
          <table:table-cell table:style-name="TableCell43">
            <text:p text:style-name="P44"><text:span text:style-name="T45">Profesión</text:span></text:p>
          </table:table-cell>
        </table:table-row>
        <table:table-row table:style-name="TableRow46">
          <table:table-cell table:style-name="TableCell47">
            <text:p text:style-name="P48"><text:span text:style-name="T49">Padre</text:span></text:p>
            <text:p text:style-name="P50"><text:span text:style-name="T51">Madre</text:span></text:p>
            <text:p text:style-name="P52"><text:span text:style-name="T53">Hermanos/as</text:span>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><text:span text:style-name="T64">Vida Académica</text:span></text:p>
      <text:p text:style-name="P65"/>
      <text:p text:style-name="P66"><text:span text:style-name="T67">¿Cómo has accedido a este ciclo formativo?</text:span></text:p>
      <text:p text:style-name="P68"><text:span text:style-name="T69">Acceso directo <text:s text:c="6"/></text:span><text:span text:style-name="T70"><text:s text:c="6"/></text:span><text:span text:style-name="T71"><text:tab/></text:span></text:p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<text:span text:style-name="T79">Titulación</text:span></text:p>
          </table:table-cell>
          <table:table-cell table:style-name="TableCell80">
            <text:p text:style-name="P81"><text:span text:style-name="T82">Centro</text:span></text:p>
          </table:table-cell>
          <table:table-cell table:style-name="TableCell83">
            <text:p text:style-name="P84"><text:span text:style-name="T85">Año</text:span></text:p>
          </table:table-cell>
        </table:table-row>
        <table:table-row table:style-name="TableRow86">
          <table:table-cell table:style-name="TableCell87">
            <text:p text:style-name="P88"><text:span text:style-name="T89">Graduado en ESO</text:span></text:p>
            <text:p text:style-name="P90"><text:span text:style-name="T91">PMAR-3</text:span></text:p>
            <text:p text:style-name="P92"><text:span text:style-name="T93">PR4</text:span>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<text:span text:style-name="T101">2º de BUP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Técnico/a Grado Medio. Ciclo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Otros estudios:</text:span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</table:table-row>
      </table:table>
      <text:p text:style-name="P122"/>
      <text:p text:style-name="P123"><text:span text:style-name="T124">Acceso mediante prueba</text:span></text:p>
      <text:p text:style-name="P125"><text:span text:style-name="T126">Centro donde la has realizado:</text:span></text:p>
      <text:p text:style-name="P127"><text:span text:style-name="T128">Año:</text:span></text:p>
      <text:p text:style-name="P129"><text:span text:style-name="T130"><text:s/></text:span></text:p>
      <text:p text:style-name="P131"><text:span text:style-name="T132">¿Has cursado una Formación Profesional Básica? <text:s text:c="8"/></text:span></text:p>
      <text:soft-page-break/>
      <text:p text:style-name="P133"><text:span text:style-name="T134">SÍ ___ <text:s text:c="8"/>NO ___</text:span></text:p>
      <text:p text:style-name="P135"><text:span text:style-name="T136">En caso afirmativo, ¿cuál?</text:span></text:p>
      <text:p text:style-name="P137"/>
      <text:p text:style-name="P138"><text:span text:style-name="T139">¿Tienes experiencia profesional relacionada con el ciclo?</text:span></text:p>
      <text:p text:style-name="P140"><text:span text:style-name="T141">SÍ ___ <text:s text:c="8"/>NO ___</text:span></text:p>
      <text:p text:style-name="P142"><text:span text:style-name="T143">En caso afirmativo, indica cuál:</text:span></text:p>
      <text:p text:style-name="P144"/>
      <text:p text:style-name="P145"><text:span text:style-name="T146">Cursos académicos que has estado sin estudiar (interrupción de estudios):</text:span></text:p>
      <text:p text:style-name="P147"><text:span text:style-name="T148">Motivo:</text:span></text:p>
      <text:p text:style-name="P149"/>
      <text:p text:style-name="P150"><text:span text:style-name="T151">En el caso de estar repitiendo el curso, ¿qué módulos tienes pendientes?</text:span>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/>
          </table:table-cell>
        </table:table-row>
      </table:table>
      <text:p text:style-name="P157"/>
      <text:p text:style-name="P158"><text:span text:style-name="T159">Motivo por el que quieres estudiar en este instituto:</text:span>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/>
          </table:table-cell>
        </table:table-row>
      </table:table>
      <text:p text:style-name="P165"/>
      <text:p text:style-name="P166"><text:span text:style-name="T167">¿Estás matriculado/a en el ciclo formativo que solicitaste en primera opción ?</text:span></text:p>
      <text:p text:style-name="P168"><text:span text:style-name="T169">Sí ____ No ____</text:span></text:p>
      <text:p text:style-name="P170"><text:span text:style-name="T171">¿Qué ciclo querías realizar?</text:span></text:p>
      <text:p text:style-name="P172"/>
      <text:p text:style-name="P173"><text:span text:style-name="T174">Qué conocimiento de idiomas tienes:</text:span></text:p>
      <text:p text:style-name="P175"><text:span text:style-name="T176">Idioma:</text:span><text:span text:style-name="T177"><text:tab/></text:span><text:span text:style-name="T178"><text:tab/></text:span><text:span text:style-name="T179">Nivel acreditado:</text:span></text:p>
      <text:p text:style-name="P180"><text:span text:style-name="T181">Idioma:<text:s/></text:span><text:span text:style-name="T182"><text:tab/></text:span><text:span text:style-name="T183"><text:tab/>Nivel acreditado:</text:span></text:p>
      <text:p text:style-name="P184"><text:span text:style-name="T185">Otros:</text:span></text:p>
      <text:p text:style-name="P186"/>
      <text:p text:style-name="P187"><text:span text:style-name="T188">Vida Laboral y tiempo libre</text:span></text:p>
      <text:p text:style-name="P189"/>
      <text:p text:style-name="P190"><text:span text:style-name="T191">¿Trabajas? <text:s text:c="3"/></text:span><text:span text:style-name="T192"><text:s text:c="3"/></text:span></text:p>
      <text:p text:style-name="P193"><text:span text:style-name="T194">Sí _____ <text:s text:c="2"/>No _____</text:span></text:p>
      <text:p text:style-name="P195"><text:span text:style-name="T196">Actividad:</text:span></text:p>
      <text:p text:style-name="P197"><text:span text:style-name="T198">Empresa:</text:span></text:p>
      <text:p text:style-name="P199"/>
      <text:p text:style-name="P200"><text:span text:style-name="T201">¿Realizas otros estudios?</text:span></text:p>
      <text:p text:style-name="P202"><text:span text:style-name="T203">Sí _____ <text:s text:c="2"/>No _____</text:span></text:p>
      <text:p text:style-name="P204"><text:span text:style-name="T205">¿Qué estudias:</text:span></text:p>
      <text:p text:style-name="P206"><text:span text:style-name="T207">¿Dónde?:</text:span></text:p>
      <text:p text:style-name="P208"/>
      <text:p text:style-name="P209"><text:span text:style-name="T210">¿Dispones de un lugar adecuado para estudiar? <text:s/></text:span><text:span text:style-name="T211"><text:tab/></text:span></text:p>
      <text:p text:style-name="P212"><text:span text:style-name="T213">Sí _____ No _____</text:span></text:p>
      <text:p text:style-name="P214"/>
      <text:p text:style-name="P215"><text:span text:style-name="T216">¿Tienes ordenador en casa? Explica si es compartido, dónde está ubicado.</text:span></text:p>
      <text:p text:style-name="P217"/>
      <text:p text:style-name="P218"><text:span text:style-name="T219">Si a la pregunta anterior indicaste que sí, explica las<text:s/></text:span><text:span text:style-name="T220">características</text:span><text:span text:style-name="T221"><text:s/>que sepas de tu ordenador (Procesador, RAM, Almacenamiento, Sistema operativo...)</text:span></text:p>
      <text:p text:style-name="P222"/>
      <text:p text:style-name="P223"><text:span text:style-name="T224">¿Se te da bien la informática?</text:span></text:p>
      <text:p text:style-name="P225"><text:span text:style-name="T226">Bien ____________ <text:s text:c="4"/>Regular ____________ <text:s text:c="4"/>Mal_____________</text:span></text:p>
      <text:p text:style-name="P227"/>
      <text:p text:style-name="P228"><text:span text:style-name="T229">Cuando tienes problemas al estudiar, ¿a qué lo atribuyes? (marca sólo dos):</text:span></text:p>
      <text:p text:style-name="P230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No me organizo bien</text:span></text:p>
          </table:table-cell>
          <table:table-cell table:style-name="TableCell238">
            <text:p text:style-name="P239"><text:span text:style-name="T240">No encuentro las ideas esenciales</text:span></text:p>
          </table:table-cell>
        </table:table-row>
        <table:table-row table:style-name="TableRow241">
          <table:table-cell table:style-name="TableCell242">
            <text:p text:style-name="P243"><text:span text:style-name="T244">Tengo poco interés</text:span></text:p>
          </table:table-cell>
          <table:table-cell table:style-name="TableCell245">
            <text:p text:style-name="P246"><text:span text:style-name="T247">Me distraigo fácilmente</text:span></text:p>
          </table:table-cell>
        </table:table-row>
        <table:table-row table:style-name="TableRow248">
          <table:table-cell table:style-name="TableCell249">
            <text:p text:style-name="P250"><text:span text:style-name="T251">Me falta constancia</text:span></text:p>
          </table:table-cell>
          <table:table-cell table:style-name="TableCell252">
            <text:p text:style-name="P253"><text:span text:style-name="T254">No sé estudiar</text:span></text:p>
          </table:table-cell>
        </table:table-row>
      </table:table>
      <text:p text:style-name="P255"/>
      <text:p text:style-name="P256"/>
      <text:p text:style-name="P257"><text:span text:style-name="T258">¿Cuáles son tus puntos fuertes y débiles como estudiante?</text:span></text:p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<text:span text:style-name="T265">FUERTES</text:span></text:p>
          </table:table-cell>
          <table:table-cell table:style-name="TableCell266">
            <text:p text:style-name="P267"><text:span text:style-name="T268">DÉBILES</text:span></text:p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</table:table>
      <text:p text:style-name="P284"/>
      <text:p text:style-name="P285"><text:span text:style-name="T286">¿Qué actividades realizas en tu tiempo libre?</text:span></text:p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P291"/>
          </table:table-cell>
        </table:table-row>
      </table:table>
      <text:p text:style-name="P292"/>
      <text:p text:style-name="P293"><text:span text:style-name="T294">¿Haces algo de deporte? ¿Qué y cuánto tiempo le dedicas a la semana?</text:span></text:p>
      <table:table table:style-name="Table295">
        <table:table-columns>
          <table:table-column table:style-name="TableColumn296"/>
        </table:table-columns>
        <table:table-row table:style-name="TableRow297">
          <table:table-cell table:style-name="TableCell298">
            <text:p text:style-name="P299"/>
          </table:table-cell>
        </table:table-row>
      </table:table>
      <text:p text:style-name="P300"/>
      <text:p text:style-name="P301"><text:span text:style-name="T302">Teniendo en cuenta tu experiencia, ¿qué sugerencias harías al tutor o tutora de tu curso?</text:span></text:p>
      <table:table table:style-name="Table303">
        <table:table-columns>
          <table:table-column table:style-name="TableColumn304"/>
        </table:table-columns>
        <table:table-row table:style-name="TableRow305">
          <table:table-cell table:style-name="TableCell306">
            <text:p text:style-name="P307"/>
          </table:table-cell>
        </table:table-row>
      </table:table>
      <text:p text:style-name="P308"/>
      <text:p text:style-name="P309"><text:span text:style-name="T310">Indica, por favor, cuál es tu proyecto profesional al finalizar los estudios actuales:</text:span></text:p>
      <table:table table:style-name="Table311">
        <table:table-columns>
          <table:table-column table:style-name="TableColumn312"/>
        </table:table-columns>
        <table:table-row table:style-name="TableRow313">
          <table:table-cell table:style-name="TableCell314">
            <text:p text:style-name="P315"/>
          </table:table-cell>
        </table:table-row>
      </table:table>
      <text:p text:style-name="P316"/>
      <text:p text:style-name="P317"><text:span text:style-name="T318">Indica si deseas seguir estudiando y qué tipo de estudios:</text:span></text:p>
      <table:table table:style-name="Table319">
        <table:table-columns>
          <table:table-column table:style-name="TableColumn320"/>
        </table:table-columns>
        <table:table-row table:style-name="TableRow321">
          <table:table-cell table:style-name="TableCell322">
            <text:p text:style-name="P323"/>
          </table:table-cell>
        </table:table-row>
      </table:table>
      <text:p text:style-name="P324"/>
      <text:p text:style-name="P325"><text:span text:style-name="T326">OBSERVACIONES:</text:span></text:p>
      <table:table table:style-name="Table327">
        <table:table-columns>
          <table:table-column table:style-name="TableColumn328"/>
        </table:table-columns>
        <table:table-row table:style-name="TableRow329">
          <table:table-cell table:style-name="TableCell330">
            <text:p text:style-name="P331"/>
          </table:table-cell>
        </table:table-row>
      </table:table>
      <text:p text:style-name="P332"/>
      <text:p text:style-name="P333"><text:span text:style-name="T334">Prueba de nivel</text:span></text:p>
      <text:p text:style-name="P335"><text:span text:style-name="T336">La siguiente prueba tiene el<text:s/></text:span><text:span text:style-name="T337">único</text:span><text:span text:style-name="T338"><text:s/>objetivo de que el profesor conozca el nivel que tenéis.</text:span></text:p>
      <text:h text:style-name="Título4" text:outline-level="4"><text:span text:style-name="T339">Primera parte: Preguntas tipo test</text:span></text:h>
      <text:list text:style-name="LFO7" text:continue-numbering="true">
        <text:list-item>
          <text:p text:style-name="P340"><text:span text:style-name="T341">¿Cuál es el propósito principal de un sistema operativo?</text:span></text:p>
          <text:list text:continue-numbering="true">
            <text:list-item>
              <text:p text:style-name="P342">a) Ejecutar aplicaciones de software</text:p>
            </text:list-item>
            <text:list-item>
              <text:p text:style-name="P343">b) Gestionar el hardware de la computadora y proporcionar servicios para las aplicaciones</text:p>
            </text:list-item>
            <text:list-item>
              <text:p text:style-name="P344">c) Navegar por Internet</text:p>
            </text:list-item>
            <text:list-item>
              <text:p text:style-name="P345">d) Crear bases de datos</text:p>
            </text:list-item>
          </text:list>
        </text:list-item>
        <text:list-item>
          <text:p text:style-name="P346"><text:span text:style-name="T347">¿Qué lenguaje de programación se utiliza principalmente para desarrollar aplicaciones web dinámicas del lado del servidor?</text:span></text:p>
          <text:list text:continue-numbering="true">
            <text:list-item>
              <text:p text:style-name="P348">a) C++</text:p>
            </text:list-item>
            <text:list-item>
              <text:p text:style-name="P349">b) JavaScript</text:p>
            </text:list-item>
            <text:list-item>
              <text:p text:style-name="P350">c) Python</text:p>
            </text:list-item>
            <text:list-item>
              <text:p text:style-name="P351">d) PHP</text:p>
            </text:list-item>
          </text:list>
        </text:list-item>
      </text:list>
      <table:table table:style-name="Table352">
        <table:table-columns>
          <table:table-column table:style-name="TableColumn353"/>
        </table:table-columns>
        <table:table-row table:style-name="TableRow354">
          <table:table-cell table:style-name="TableCell355">
            <text:p text:style-name="P356">¿Sabes programar?¿En qué lenguaje?</text:p>
          </table:table-cell>
        </table:table-row>
      </table:table>
      <text:p text:style-name="P357"/>
      <text:list text:style-name="LFO7" text:continue-numbering="true">
        <text:list-item>
          <text:p text:style-name="P358"><text:span text:style-name="T359">¿Qué función realiza la 'RAM' en una computadora?</text:span></text:p>
          <text:list text:continue-numbering="true">
            <text:list-item>
              <text:p text:style-name="P360">a) Almacenar datos permanentemente</text:p>
            </text:list-item>
            <text:list-item>
              <text:p text:style-name="P361">b) Gestionar la comunicación entre el procesador y los dispositivos externos</text:p>
            </text:list-item>
            <text:list-item>
              <text:p text:style-name="P362">c) Almacenar datos de manera temporal para que el procesador acceda rápidamente a ellos</text:p>
            </text:list-item>
            <text:list-item>
              <text:p text:style-name="P363">d) Mantener el sistema operativo</text:p>
            </text:list-item>
          </text:list>
        </text:list-item>
        <text:list-item>
          <text:p text:style-name="P364"><text:span text:style-name="T365">¿Qué protocolo se utiliza para transferir páginas web a través de Internet?</text:span></text:p>
          <text:list text:continue-numbering="true">
            <text:list-item>
              <text:p text:style-name="P366">a) FTP</text:p>
            </text:list-item>
            <text:list-item>
              <text:p text:style-name="P367">b) HTTP</text:p>
            </text:list-item>
            <text:list-item>
              <text:p text:style-name="P368">c) TCP/IP</text:p>
            </text:list-item>
            <text:list-item>
              <text:p text:style-name="P369">d) SMTP</text:p>
            </text:list-item>
          </text:list>
        </text:list-item>
        <text:list-item>
          <text:p text:style-name="P370"><text:span text:style-name="T371">¿Qué es un algoritmo?</text:span></text:p>
          <text:list text:continue-numbering="true">
            <text:list-item>
              <text:p text:style-name="P372">a) Un conjunto de instrucciones para realizar una tarea específica</text:p>
            </text:list-item>
            <text:list-item>
              <text:p text:style-name="P373">b) Una base de datos relacional</text:p>
            </text:list-item>
            <text:list-item>
              <text:p text:style-name="P374">c) Un tipo de lenguaje de programación</text:p>
            </text:list-item>
            <text:list-item>
              <text:p text:style-name="P375">d) Un error en el código de programación</text:p>
            </text:list-item>
          </text:list>
        </text:list-item>
        <text:list-item>
          <text:p text:style-name="P376"><text:span text:style-name="T377">¿Cuál de los siguientes es un sistema de gestión de bases de datos (DBMS)?</text:span></text:p>
          <text:list text:continue-numbering="true">
            <text:list-item>
              <text:p text:style-name="P378">a) Windows</text:p>
            </text:list-item>
            <text:list-item>
              <text:p text:style-name="P379">b) Linux</text:p>
            </text:list-item>
            <text:list-item>
              <text:p text:style-name="P380">c) MySQL</text:p>
            </text:list-item>
            <text:list-item>
              <text:p text:style-name="P381">d) Photoshop</text:p>
            </text:list-item>
          </text:list>
        </text:list-item>
        <text:list-item>
          <text:p text:style-name="P382"><text:span text:style-name="T383">¿Qué función realiza una dirección IP en una red?</text:span></text:p>
          <text:list text:continue-numbering="true">
            <text:list-item>
              <text:p text:style-name="P384">a) Enviar correos electrónicos</text:p>
            </text:list-item>
            <text:list-item>
              <text:p text:style-name="P385">b) Identificar de forma única a un dispositivo en la red</text:p>
            </text:list-item>
            <text:list-item>
              <text:p text:style-name="P386">c) Conectar dos redes diferentes</text:p>
            </text:list-item>
            <text:list-item>
              <text:p text:style-name="P387">d) Establecer una contraseña de red</text:p>
            </text:list-item>
          </text:list>
        </text:list-item>
        <text:list-item>
          <text:p text:style-name="P388"><text:span text:style-name="T389">¿Qué es un 'firewall' en el contexto de la seguridad informática?</text:span></text:p>
          <text:list text:continue-numbering="true">
            <text:list-item>
              <text:p text:style-name="P390">a) Un tipo de virus informático</text:p>
            </text:list-item>
            <text:list-item>
              <text:p text:style-name="P391">b) Un programa que impide la transferencia de datos entre diferentes redes</text:p>
            </text:list-item>
            <text:list-item>
              <text:p text:style-name="P392">c) Un sistema que mejora la velocidad de la conexión a Internet</text:p>
            </text:list-item>
            <text:list-item>
              <text:p text:style-name="P393">d) Un dispositivo de almacenamiento en red</text:p>
            </text:list-item>
          </text:list>
        </text:list-item>
        <text:list-item>
          <text:p text:style-name="P394"><text:span text:style-name="T395">¿Qué es el 'cloud computing'?</text:span></text:p>
          <text:list text:continue-numbering="true">
            <text:list-item>
              <text:p text:style-name="P396">a) El uso de servidores locales para almacenar datos</text:p>
            </text:list-item>
            <text:list-item>
              <text:p text:style-name="P397">b) El almacenamiento y procesamiento de datos a través de Internet</text:p>
            </text:list-item>
            <text:list-item>
              <text:p text:style-name="P398">c) Un nuevo tipo de dispositivo portátil</text:p>
            </text:list-item>
            <text:list-item>
              <text:p text:style-name="P399">d) Una forma de crear redes locales</text:p>
            </text:list-item>
          </text:list>
        </text:list-item>
        <text:list-item>
          <text:p text:style-name="P400"><text:span text:style-name="T401">¿Qué es el concepto de 'mantenimiento preventivo' en informática?</text:span></text:p>
          <text:list text:continue-numbering="true">
            <text:list-item>
              <text:p text:style-name="P402">a) Actualizar software y controladores</text:p>
            </text:list-item>
            <text:list-item>
              <text:p text:style-name="P403">b) Realizar análisis de virus de forma periódica</text:p>
            </text:list-item>
            <text:list-item>
              <text:p text:style-name="P404">c) Limpiar físicamente los componentes de la computadora</text:p>
            </text:list-item>
            <text:list-item>
              <text:p text:style-name="P405">d) Todas las anteriores</text:p>
            </text:list-item>
          </text:list>
        </text:list-item>
      </text:list>
      <text:p text:style-name="P406"/>
      <text:h text:style-name="Título4" text:outline-level="4"><text:span text:style-name="T407">Segunda parte: Preguntas abiertas, respuesta breve.</text:span></text:h>
      <text:p text:style-name="Standard"/>
      <text:list text:style-name="LFO8" text:continue-numbering="true">
        <text:list-item>
          <text:p text:style-name="P408"><text:span text:style-name="T409">Explica las diferencias entre un sistema operativo de 32 bits y uno de 64 bits.</text:span></text:p>
        </text:list-item>
        <text:list-item>
          <text:p text:style-name="P410"><text:span text:style-name="T411">¿Qué área te llama más la atención dentro de la informática actual? (Inteligencia artificial, big data, hardware, cloud, ninguna...)</text:span></text:p>
        </text:list-item>
      </text:list>
      <text:p text:style-name="P412"/>
      <text:h text:style-name="Título4" text:outline-level="4"><text:span text:style-name="T413">Tercera parte: Ejercicios prácticos</text:span></text:h>
      <text:list text:style-name="LFO9" text:continue-numbering="true">
        <text:list-item>
          <text:p text:style-name="P414"><text:span text:style-name="T415">Ejercicio de Programación:</text:span></text:p>
        </text:list-item>
      </text:list>
      <text:p text:style-name="P416">Escribe un programa en Python que calcule el área de un triángulo. El programa debe pedir al usuario la base y la altura del triángulo y devolver el resultado. La fórmula es:</text:p>
      <text:p text:style-name="P417">Aˊrea=2base×altura​</text:p>
      <text:p text:style-name="P418"/>
      <text:list text:style-name="LFO9" text:continue-numbering="true">
        <text:list-item>
          <text:p text:style-name="P419"><text:span text:style-name="T420">Ejercicio de Redes:</text:span></text:p>
        </text:list-item>
      </text:list>
      <text:p text:style-name="P421">Imagina que tienes que configurar una red local para una pequeña empresa. Tienes 10 computadoras, un servidor de archivos y una impresora. Explica los pasos que seguirías para asignar direcciones IP estáticas a las computadoras y configurar el acceso a los recursos compartidos.</text:p>
      <text:p text:style-name="P422"/>
      <text:h text:style-name="Título4" text:outline-level="4"><text:span text:style-name="T423">Cuarta parte 4: Preguntas de verdadero o falso</text:span></text:h>
      <text:list text:style-name="LFO10" text:continue-numbering="true">
        <text:list-item>
          <text:p text:style-name="P424"><text:span text:style-name="T425">El lenguaje de programación C es habitual para desarrollar aplicaciones móviles para Android.</text:span></text:p>
          <text:list text:continue-numbering="true">
            <text:list-item>
              <text:p text:style-name="P426">a) Verdadero</text:p>
            </text:list-item>
            <text:list-item>
              <text:p text:style-name="P427">b) Falso</text:p>
            </text:list-item>
          </text:list>
        </text:list-item>
        <text:list-item>
          <text:p text:style-name="P428"><text:span text:style-name="T429">En una red de área local (LAN), todos los dispositivos están conectados físicamente entre sí mediante cables.</text:span></text:p>
          <text:list text:continue-numbering="true">
            <text:list-item>
              <text:p text:style-name="P430">a) Verdadero</text:p>
            </text:list-item>
            <text:list-item>
              <text:p text:style-name="P431">b) Falso</text:p>
            </text:list-item>
          </text:list>
        </text:list-item>
        <text:list-item>
          <text:p text:style-name="P432"><text:span text:style-name="T433">El sistema de archivos NTFS es exclusivo de sistemas operativos Windows.</text:span></text:p>
          <text:list text:continue-numbering="true">
            <text:list-item>
              <text:p text:style-name="P434">a) Verdadero</text:p>
            </text:list-item>
            <text:list-item>
              <text:p text:style-name="P435">b) Falso</text:p>
            </text:list-item>
          </text:list>
        </text:list-item>
        <text:list-item>
          <text:p text:style-name="P436"><text:span text:style-name="T437">El protocolo SMTP se utiliza para transferir archivos entre computadoras.</text:span></text:p>
          <text:list text:continue-numbering="true">
            <text:list-item>
              <text:p text:style-name="P438">a) Verdadero</text:p>
            </text:list-item>
            <text:list-item>
              <text:p text:style-name="P439">b) Falso</text:p>
            </text:list-item>
          </text:list>
        </text:list-item>
        <text:list-item>
          <text:p text:style-name="P440"><text:span text:style-name="T441">Una VPN (Red Privada Virtual) se utiliza para crear conexiones seguras entre redes a través de Internet.</text:span></text:p>
          <text:list text:continue-numbering="true">
            <text:list-item>
              <text:p text:style-name="P442">a) Verdadero</text:p>
            </text:list-item>
            <text:list-item>
              <text:p text:style-name="P443"><text:span text:style-name="T444">b) Fals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" svg:font-family="Lucida Sans" style:font-family-generic="swiss" style:font-pitch="variable" svg:panose-1="2 11 6 2 3 5 4 2 2 4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Verdana" svg:font-family="Verdana" style:font-family-generic="swiss" style:font-pitch="variable" svg:panose-1="2 11 6 4 3 5 4 4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style:rfc-language-tag="es-ES_tradnl" fo:language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1" style:display-name="ListLabel 11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2" style:display-name="ListLabel 12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3" style:display-name="ListLabel 13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4" style:display-name="ListLabel 14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5" style:display-name="ListLabel 15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6" style:display-name="ListLabel 16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7" style:display-name="ListLabel 17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8" style:display-name="ListLabel 18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NumberingSymbols" style:display-name="Numbering Symbols" style:family="text">
      <style:text-properties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LVL1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2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3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4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5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6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7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8" style:family="text">
      <style:text-properties fo:font-weight="bold" style:font-weight-asian="bold" fo:font-style="normal" style:font-style-asian="normal" fo:font-size="11pt" style:font-size-asian="11pt" style:font-size-complex="11pt"/>
    </style:style>
    <style:style style:name="WW_CharLFO3LVL9" style:family="text">
      <style:text-properties fo:font-weight="bold" style:font-weight-asian="bold" fo:font-style="normal" style:font-style-asian="normal" fo:font-size="11pt" style:font-size-asian="11pt" style:font-size-complex="11pt"/>
    </style:style>
    <text:list-style style:name="WWNum2" style:display-name="WWNum2">
      <text:list-level-style-number text:level="1" text:style-name="WW_CharLFO3LVL1" style:num-suffix="." style:num-format="1">
        <style:list-level-properties text:space-before="0in" text:min-label-width="0.3166in" text:list-level-position-and-space-mode="label-alignment">
          <style:list-level-label-alignment text:label-followed-by="listtab" fo:margin-left="0.3166in" fo:text-indent="-0.3166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4895in" text:min-label-width="0.5in" text:list-level-position-and-space-mode="label-alignment">
          <style:list-level-label-alignment text:label-followed-by="listtab" fo:margin-left="0.9895in" fo:text-indent="-0.5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9791in" text:min-label-width="0.75in" text:list-level-position-and-space-mode="label-alignment">
          <style:list-level-label-alignment text:label-followed-by="listtab" fo:margin-left="1.7291in" fo:text-indent="-0.75in"/>
        </style:list-level-properties>
      </text:list-level-style-number>
      <text:list-level-style-number text:level="4" text:style-name="WW_CharLFO3LVL4" style:num-suffix="." style:num-format="1" text:display-levels="4">
        <style:list-level-properties text:space-before="1.4687in" text:min-label-width="0.75in" text:list-level-position-and-space-mode="label-alignment">
          <style:list-level-label-alignment text:label-followed-by="listtab" fo:margin-left="2.2187in" fo:text-indent="-0.75in"/>
        </style:list-level-properties>
      </text:list-level-style-number>
      <text:list-level-style-number text:level="5" text:style-name="WW_CharLFO3LVL5" style:num-suffix="." style:num-format="1" text:display-levels="5">
        <style:list-level-properties text:space-before="1.9583in" text:min-label-width="1in" text:list-level-position-and-space-mode="label-alignment">
          <style:list-level-label-alignment text:label-followed-by="listtab" fo:margin-left="2.9583in" fo:text-indent="-1in"/>
        </style:list-level-properties>
      </text:list-level-style-number>
      <text:list-level-style-number text:level="6" text:style-name="WW_CharLFO3LVL6" style:num-suffix="." style:num-format="1" text:display-levels="6">
        <style:list-level-properties text:space-before="2.4479in" text:min-label-width="1.25in" text:list-level-position-and-space-mode="label-alignment">
          <style:list-level-label-alignment text:label-followed-by="listtab" fo:margin-left="3.6979in" fo:text-indent="-1.25in"/>
        </style:list-level-properties>
      </text:list-level-style-number>
      <text:list-level-style-number text:level="7" text:style-name="WW_CharLFO3LVL7" style:num-suffix="." style:num-format="1" text:display-levels="7">
        <style:list-level-properties text:space-before="2.9375in" text:min-label-width="1.25in" text:list-level-position-and-space-mode="label-alignment">
          <style:list-level-label-alignment text:label-followed-by="listtab" fo:margin-left="4.1875in" fo:text-indent="-1.25in"/>
        </style:list-level-properties>
      </text:list-level-style-number>
      <text:list-level-style-number text:level="8" text:style-name="WW_CharLFO3LVL8" style:num-suffix="." style:num-format="1" text:display-levels="8">
        <style:list-level-properties text:space-before="3.427in" text:min-label-width="1.5in" text:list-level-position-and-space-mode="label-alignment">
          <style:list-level-label-alignment text:label-followed-by="listtab" fo:margin-left="4.927in" fo:text-indent="-1.5in"/>
        </style:list-level-properties>
      </text:list-level-style-number>
      <text:list-level-style-number text:level="9" text:style-name="WW_CharLFO3LVL9" style:num-suffix="." style:num-format="1" text:display-levels="9">
        <style:list-level-properties text:space-before="3.9166in" text:min-label-width="1.75in" text:list-level-position-and-space-mode="label-alignment">
          <style:list-level-label-alignment text:label-followed-by="listtab" fo:margin-left="5.6666in" fo:text-indent="-1.7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4" style:display-name="WWNum4">
      <text:list-level-style-bullet text:level="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7LVL1" style:family="text">
      <style:text-properties fo:font-size="12pt" style:font-size-asian="12pt" style:font-size-complex="12pt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fo:font-size="12pt" style:font-size-asian="12pt" style:font-size-complex="12pt"/>
    </style:style>
    <style:style style:name="WW_CharLFO8LVL2" style:family="text">
      <style:text-properties fo:font-size="12pt" style:font-size-asian="12pt" style:font-size-complex="12pt"/>
    </style:style>
    <style:style style:name="WW_CharLFO8LVL3" style:family="text">
      <style:text-properties fo:font-size="12pt" style:font-size-asian="12pt" style:font-size-complex="12pt"/>
    </style:style>
    <style:style style:name="WW_CharLFO8LVL4" style:family="text">
      <style:text-properties fo:font-size="12pt" style:font-size-asian="12pt" style:font-size-complex="12pt"/>
    </style:style>
    <style:style style:name="WW_CharLFO8LVL5" style:family="text">
      <style:text-properties fo:font-size="12pt" style:font-size-asian="12pt" style:font-size-complex="12pt"/>
    </style:style>
    <style:style style:name="WW_CharLFO8LVL6" style:family="text">
      <style:text-properties fo:font-size="12pt" style:font-size-asian="12pt" style:font-size-complex="12pt"/>
    </style:style>
    <style:style style:name="WW_CharLFO8LVL7" style:family="text">
      <style:text-properties fo:font-size="12pt" style:font-size-asian="12pt" style:font-size-complex="12pt"/>
    </style:style>
    <style:style style:name="WW_CharLFO8LVL8" style:family="text">
      <style:text-properties fo:font-size="12pt" style:font-size-asian="12pt" style:font-size-complex="12pt"/>
    </style:style>
    <style:style style:name="WW_CharLFO8LVL9" style:family="text">
      <style:text-properties fo:font-size="12pt" style:font-size-asian="12pt" style:font-size-complex="12pt"/>
    </style:style>
    <style:style style:name="WW_CharLFO9LVL1" style:family="text">
      <style:text-properties fo:font-size="12pt" style:font-size-asian="12pt" style:font-size-complex="12pt"/>
    </style:style>
    <style:style style:name="WW_CharLFO9LVL2" style:family="text">
      <style:text-properties fo:font-size="12pt" style:font-size-asian="12pt" style:font-size-complex="12pt"/>
    </style:style>
    <style:style style:name="WW_CharLFO9LVL3" style:family="text">
      <style:text-properties fo:font-size="12pt" style:font-size-asian="12pt" style:font-size-complex="12pt"/>
    </style:style>
    <style:style style:name="WW_CharLFO9LVL4" style:family="text">
      <style:text-properties fo:font-size="12pt" style:font-size-asian="12pt" style:font-size-complex="12pt"/>
    </style:style>
    <style:style style:name="WW_CharLFO9LVL5" style:family="text">
      <style:text-properties fo:font-size="12pt" style:font-size-asian="12pt" style:font-size-complex="12pt"/>
    </style:style>
    <style:style style:name="WW_CharLFO9LVL6" style:family="text">
      <style:text-properties fo:font-size="12pt" style:font-size-asian="12pt" style:font-size-complex="12pt"/>
    </style:style>
    <style:style style:name="WW_CharLFO9LVL7" style:family="text">
      <style:text-properties fo:font-size="12pt" style:font-size-asian="12pt" style:font-size-complex="12pt"/>
    </style:style>
    <style:style style:name="WW_CharLFO9LVL8" style:family="text">
      <style:text-properties fo:font-size="12pt" style:font-size-asian="12pt" style:font-size-complex="12pt"/>
    </style:style>
    <style:style style:name="WW_CharLFO9LVL9" style:family="text">
      <style:text-properties fo:font-size="12pt" style:font-size-asian="12pt" style:font-size-complex="12pt"/>
    </style:style>
    <style:style style:name="WW_CharLFO10LVL1" style:family="text">
      <style:text-properties fo:font-size="12pt" style:font-size-asian="12pt" style:font-size-complex="12pt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7">
      <text:list-level-style-number text:level="1" text:style-name="WW_CharLFO7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8LVL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8LVL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8LVL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8LVL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8LVL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8LVL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8LVL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text:style-name="WW_CharLFO9LVL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text:style-name="WW_CharLFO9LVL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text:style-name="WW_CharLFO9LVL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text:style-name="WW_CharLFO9LVL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text:style-name="WW_CharLFO9LVL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text:style-name="WW_CharLFO9LVL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text:style-name="WW_CharLFO9LVL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14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Standard" style:family="paragraph">
      <style:paragraph-properties fo:text-align="end"/>
    </style:style>
    <style:style style:name="T3" style:parent-style-name="Fuentedepárrafopredeter." style:family="text">
      <style:text-properties style:font-name="Calibri" style:font-name-asian="Comic Sans MS" style:font-name-complex="Calibri" style:font-weight-complex="bold" style:font-style-complex="italic"/>
    </style:style>
    <style:style style:name="P4" style:parent-style-name="Standard" style:family="paragraph">
      <style:paragraph-properties fo:text-align="end"/>
    </style:style>
    <style:style style:name="P5" style:parent-style-name="Standard" style:family="paragraph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tyle="italic" style:font-style-asian="italic" fo:color="#000000"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P2"><text:span text:style-name="T3">1º SMR</text:span></text:p>
        <text:p text:style-name="P4"/>
        <text:p text:style-name="Encabezado"/>
      </style:header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NTONJA MOLINA, IGNACIO</dc:creator>
    <meta:creation-date>2025-09-11T07:52:00Z</meta:creation-date>
    <dc:date>2025-09-11T07:52:00Z</dc:date>
    <meta:template xlink:href="Normal.dotm" xlink:type="simple"/>
    <meta:editing-cycles>11</meta:editing-cycles>
    <meta:editing-duration>PT0S</meta:editing-duration>
    <meta:user-defined meta:name="AppVersion">16.0000</meta:user-defined>
    <meta:document-statistic meta:page-count="1" meta:paragraph-count="12" meta:word-count="959" meta:character-count="6222" meta:row-count="43" meta:non-whitespace-character-count="5275"/>
  </office:meta>
</office:document-meta>
</file>